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1" style:family="paragraph">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High level MVC</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The problems of Ext.onReady</text:p>
          </draw:text-box>
        </draw:frame>
        <draw:frame presentation:style-name="pr4" draw:layer="layout" svg:width="24.639cm" svg:height="12.178cm" svg:x="1.4cm" svg:y="4.914cm" presentation:class="outline">
          <draw:text-box>
            <text:list text:style-name="L3">
              <text:list-item>
                <text:p>While Ext.onReady is fine as a technical tool is a very bad architectural tool.</text:p>
              </text:list-item>
              <text:list-item>
                <text:p>First, the order in which different Ext.onReady registered functions fire in a large application is a mystery because it depends on the order of loading the various JavaScript files. </text:p>
              </text:list-item>
              <text:list-item>
                <text:p>It leaves caring for this order in your hands and so you would have to have some higher level design to handle it.</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High level application design</text:p>
          </draw:text-box>
        </draw:frame>
        <draw:frame presentation:style-name="pr4" draw:layer="layout" svg:width="24.639cm" svg:height="13.882cm" svg:x="1.4cm" svg:y="4.914cm" presentation:class="outline" presentation:user-transformed="true">
          <draw:text-box>
            <text:list text:style-name="L3">
              <text:list-item>
                <text:p>Up till now we also have not seen any high level design in ExtJs.</text:p>
              </text:list-item>
              <text:list-item>
                <text:p>We were not forced to write our code in certain file names, nor were we forced to break up our code to say, models and stores, in order for it to be reusable in pages other than the one we are developing.</text:p>
              </text:list-item>
              <text:list-item>
                <text:p>This is not scalable development.</text:p>
              </text:list-item>
              <text:list-item>
                <text:p>Of-course, we could do this on our own, but then the job of designing a solution to these problems falls on us.</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presentation:user-transformed="true">
          <draw:text-box>
            <text:p>Ext.Loader?</text:p>
          </draw:text-box>
        </draw:frame>
        <draw:frame presentation:style-name="pr4" draw:layer="layout" svg:width="24.639cm" svg:height="14.644cm" svg:x="1.4cm" svg:y="4.914cm" presentation:class="outline" presentation:user-transformed="true">
          <draw:text-box>
            <text:list text:style-name="L3">
              <text:list-item>
                <text:p>We did get help from Ext.Loader.</text:p>
              </text:list-item>
              <text:list-item>
                <text:p>If we use dynamic loading then we are forced into a naming convention for our classes and files (classes match file names and directory structure).</text:p>
              </text:list-item>
              <text:list-item>
                <text:p>This is a good idea.</text:p>
              </text:list-item>
              <text:list-item>
                <text:p>But this is not high level design, just a low level convention about naming our classes and files.</text:p>
              </text:list-item>
              <text:list-item>
                <text:p>And it's good to follow it even if you are not using the Loader.</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ExtJs High level MVC</text:p>
          </draw:text-box>
        </draw:frame>
        <draw:frame presentation:style-name="pr4" draw:layer="layout" svg:width="24.639cm" svg:height="12.178cm" svg:x="1.4cm" svg:y="4.914cm" presentation:class="outline">
          <draw:text-box>
            <text:list text:style-name="L3">
              <text:list-item>
                <text:p>Is yet another MV or rather MVC paradigm implemented in ExtJs.</text:p>
              </text:list-item>
              <text:list-item>
                <text:p>It aims to give us both guide lines and predefined classes that, if used correctly, will make sure that our code is well split and flexible.</text:p>
              </text:list-item>
              <text:list-item>
                <text:p>For instance, it's obvious that separating models from UI code is a good idea and this is indeed one thing that following ExtJs MVC guide lines will make sure we do.</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Should I use ExtJs MVC?</text:p>
          </draw:text-box>
        </draw:frame>
        <draw:frame presentation:style-name="pr4" draw:layer="layout" svg:width="24.639cm" svg:height="12.178cm" svg:x="1.4cm" svg:y="4.914cm" presentation:class="outline">
          <draw:text-box>
            <text:list text:style-name="L3">
              <text:list-item>
                <text:p>In a large application, definitely yes.</text:p>
              </text:list-item>
              <text:list-item>
                <text:p>It does make creating each page a bit more of a hassle since you need to split your code into parts and put each part in a different file.</text:p>
              </text:list-item>
              <text:list-item>
                <text:p>But this is exactly what makes sure that you do not mix concerns in one piece of code and could reuse parts of your code in other pages as well.</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8T04:35:37</meta:creation-date>
    <meta:editing-duration>PT46M4S</meta:editing-duration>
    <meta:editing-cycles>4</meta:editing-cycles>
    <dc:date>2012-05-18T05:35:40</dc:date>
    <meta:generator>LibreOffice/3.5$Linux_x86 LibreOffice_project/350m1$Build-2</meta:generator>
    <meta:document-statistic meta:object-count="44"/>
  </office:meta>
</office:document-meta>
</file>